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cm" fo:border="none" style:writing-mode="page"/>
    </style:style>
    <style:style style:name="P1" style:family="paragraph" style:parent-style-name="Footer">
      <style:text-properties officeooo:rsid="00289e8b" officeooo:paragraph-rsid="00289e8b"/>
    </style:style>
    <style:style style:name="P2" style:family="paragraph" style:parent-style-name="Standard">
      <style:text-properties officeooo:rsid="00289e8b" officeooo:paragraph-rsid="00289e8b"/>
    </style:style>
    <style:style style:name="P3" style:family="paragraph" style:parent-style-name="Standard">
      <style:paragraph-properties fo:text-align="end" style:justify-single-word="false"/>
      <style:text-properties officeooo:rsid="000e15d6" officeooo:paragraph-rsid="000406fd"/>
    </style:style>
    <style:style style:name="P4" style:family="paragraph" style:parent-style-name="Standard">
      <style:text-properties officeooo:rsid="000e15d6" officeooo:paragraph-rsid="000406f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c68e6" officeooo:paragraph-rsid="000406fd"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e15d6" officeooo:paragraph-rsid="000406f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9d7d8" officeooo:paragraph-rsid="0019d7d8"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e9f7a" officeooo:paragraph-rsid="000e9f7a" style:font-weight-asian="bold" style:font-weight-complex="bold"/>
    </style:style>
    <style:style style:name="P9" style:family="paragraph" style:parent-style-name="Standard">
      <style:paragraph-properties fo:break-before="page"/>
      <style:text-properties style:text-underline-style="solid" style:text-underline-width="auto" style:text-underline-color="font-color" fo:font-weight="bold" officeooo:rsid="00289e8b" officeooo:paragraph-rsid="00289e8b"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9f2ae" officeooo:paragraph-rsid="0009f2ae"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d7f22" officeooo:paragraph-rsid="000d7f22"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33bf02" officeooo:paragraph-rsid="0033bf02"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4c9e7" officeooo:paragraph-rsid="0004c9e7"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f470f" officeooo:paragraph-rsid="000f470f"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10967" officeooo:paragraph-rsid="00110967"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3d38c2" officeooo:paragraph-rsid="003d38c2"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8667f" officeooo:paragraph-rsid="0008667f"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4faf6c" officeooo:paragraph-rsid="004faf6c"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52145a" officeooo:paragraph-rsid="0052145a" style:font-weight-asian="bold" style:font-weight-complex="bold"/>
    </style:style>
    <style:style style:name="P20" style:family="paragraph" style:parent-style-name="Standard">
      <style:text-properties style:text-underline-style="solid" style:text-underline-width="auto" style:text-underline-color="font-color" fo:font-weight="normal" officeooo:rsid="0004c9e7" officeooo:paragraph-rsid="0004c9e7" style:font-weight-asian="normal" style:font-weight-complex="normal"/>
    </style:style>
    <style:style style:name="P21" style:family="paragraph" style:parent-style-name="Standard">
      <style:text-properties officeooo:rsid="000c68e6" officeooo:paragraph-rsid="000406fd"/>
    </style:style>
    <style:style style:name="P22" style:family="paragraph" style:parent-style-name="Standard">
      <style:text-properties officeooo:rsid="0004c9e7" officeooo:paragraph-rsid="0004c9e7"/>
    </style:style>
    <style:style style:name="P23" style:family="paragraph" style:parent-style-name="Standard">
      <style:paragraph-properties fo:break-before="page"/>
      <style:text-properties officeooo:rsid="0004c9e7" officeooo:paragraph-rsid="0004c9e7"/>
    </style:style>
    <style:style style:name="P24" style:family="paragraph" style:parent-style-name="Standard">
      <style:text-properties officeooo:rsid="0004c9e7" officeooo:paragraph-rsid="00395d25"/>
    </style:style>
    <style:style style:name="P25" style:family="paragraph" style:parent-style-name="Standard">
      <style:text-properties officeooo:rsid="0004c9e7" officeooo:paragraph-rsid="003a25da"/>
    </style:style>
    <style:style style:name="P26" style:family="paragraph" style:parent-style-name="Standard">
      <style:text-properties officeooo:rsid="000527a1" officeooo:paragraph-rsid="000527a1"/>
    </style:style>
    <style:style style:name="P27" style:family="paragraph" style:parent-style-name="Standard">
      <style:text-properties officeooo:rsid="00079898" officeooo:paragraph-rsid="00079898"/>
    </style:style>
    <style:style style:name="P28" style:family="paragraph" style:parent-style-name="Standard">
      <style:text-properties officeooo:rsid="00079898" officeooo:paragraph-rsid="0008667f"/>
    </style:style>
    <style:style style:name="P29" style:family="paragraph" style:parent-style-name="Standard">
      <style:paragraph-properties fo:break-before="page"/>
      <style:text-properties officeooo:rsid="00079898" officeooo:paragraph-rsid="0008667f"/>
    </style:style>
    <style:style style:name="P30" style:family="paragraph" style:parent-style-name="Standard">
      <style:text-properties officeooo:rsid="00079898" officeooo:paragraph-rsid="000b5c92"/>
    </style:style>
    <style:style style:name="P31" style:family="paragraph" style:parent-style-name="Standard">
      <style:text-properties officeooo:rsid="00079898" officeooo:paragraph-rsid="0023bc28"/>
    </style:style>
    <style:style style:name="P32" style:family="paragraph" style:parent-style-name="Table_20_Contents">
      <style:text-properties officeooo:rsid="0008667f" officeooo:paragraph-rsid="0008667f"/>
    </style:style>
    <style:style style:name="P33" style:family="paragraph" style:parent-style-name="Table_20_Heading">
      <style:text-properties officeooo:rsid="0008667f" officeooo:paragraph-rsid="0008667f"/>
    </style:style>
    <style:style style:name="P34" style:family="paragraph" style:parent-style-name="Standard">
      <style:text-properties officeooo:rsid="0008667f" officeooo:paragraph-rsid="0023bc28"/>
    </style:style>
    <style:style style:name="P35" style:family="paragraph" style:parent-style-name="Standard">
      <style:text-properties officeooo:rsid="0009f2ae" officeooo:paragraph-rsid="0009f2ae"/>
    </style:style>
    <style:style style:name="P36" style:family="paragraph" style:parent-style-name="Standard">
      <style:text-properties officeooo:rsid="000d4078" officeooo:paragraph-rsid="000d4078"/>
    </style:style>
    <style:style style:name="P37" style:family="paragraph" style:parent-style-name="Standard">
      <style:text-properties officeooo:rsid="000d7f22" officeooo:paragraph-rsid="000d7f22"/>
    </style:style>
    <style:style style:name="P38" style:family="paragraph" style:parent-style-name="Standard">
      <style:text-properties officeooo:rsid="000e9f7a" officeooo:paragraph-rsid="000e9f7a"/>
    </style:style>
    <style:style style:name="P39" style:family="paragraph" style:parent-style-name="Standard">
      <style:text-properties officeooo:rsid="000f470f" officeooo:paragraph-rsid="000f470f"/>
    </style:style>
    <style:style style:name="P40" style:family="paragraph" style:parent-style-name="Standard">
      <style:text-properties officeooo:rsid="00110967" officeooo:paragraph-rsid="00110967"/>
    </style:style>
    <style:style style:name="P41" style:family="paragraph" style:parent-style-name="Standard">
      <style:text-properties officeooo:rsid="001574e6" officeooo:paragraph-rsid="001574e6"/>
    </style:style>
    <style:style style:name="P42" style:family="paragraph" style:parent-style-name="Standard">
      <style:text-properties officeooo:rsid="001d66a8" officeooo:paragraph-rsid="001d66a8"/>
    </style:style>
    <style:style style:name="P43" style:family="paragraph" style:parent-style-name="Standard">
      <style:text-properties officeooo:rsid="0021fc6f" officeooo:paragraph-rsid="0021fc6f"/>
    </style:style>
    <style:style style:name="P44" style:family="paragraph" style:parent-style-name="Table_20_Contents">
      <style:text-properties officeooo:rsid="0009cb09" officeooo:paragraph-rsid="0009cb09"/>
    </style:style>
    <style:style style:name="P45" style:family="paragraph" style:parent-style-name="Table_20_Contents">
      <style:text-properties officeooo:rsid="00184e0c" officeooo:paragraph-rsid="00184e0c"/>
    </style:style>
    <style:style style:name="P46" style:family="paragraph" style:parent-style-name="Standard">
      <style:text-properties officeooo:rsid="001fa32f" officeooo:paragraph-rsid="001fa32f"/>
    </style:style>
    <style:style style:name="P47" style:family="paragraph" style:parent-style-name="Standard">
      <style:text-properties officeooo:rsid="0023df10" officeooo:paragraph-rsid="0023df10"/>
    </style:style>
    <style:style style:name="P48" style:family="paragraph" style:parent-style-name="Standard">
      <style:text-properties officeooo:rsid="002aa9ae" officeooo:paragraph-rsid="002aa9ae"/>
    </style:style>
    <style:style style:name="P49" style:family="paragraph" style:parent-style-name="Standard">
      <style:text-properties style:text-underline-style="none" fo:font-weight="normal" officeooo:rsid="002c5566" officeooo:paragraph-rsid="002c5566" style:font-weight-asian="normal" style:font-weight-complex="normal"/>
    </style:style>
    <style:style style:name="P50" style:family="paragraph" style:parent-style-name="Standard">
      <style:text-properties style:text-underline-style="none" fo:font-weight="normal" officeooo:rsid="004896b7" officeooo:paragraph-rsid="004896b7" style:font-weight-asian="normal" style:font-weight-complex="normal"/>
    </style:style>
    <style:style style:name="P51" style:family="paragraph" style:parent-style-name="Standard">
      <style:text-properties style:text-underline-style="none" fo:font-weight="normal" officeooo:rsid="000527a1" officeooo:paragraph-rsid="000527a1" style:font-weight-asian="normal" style:font-weight-complex="normal"/>
    </style:style>
    <style:style style:name="P52" style:family="paragraph" style:parent-style-name="Standard">
      <style:paragraph-properties fo:break-before="page"/>
      <style:text-properties style:text-underline-style="none" fo:font-weight="normal" officeooo:rsid="000527a1" officeooo:paragraph-rsid="000527a1" style:font-weight-asian="normal" style:font-weight-complex="normal"/>
    </style:style>
    <style:style style:name="P53" style:family="paragraph" style:parent-style-name="Standard">
      <style:text-properties style:text-underline-style="none" fo:font-weight="normal" officeooo:rsid="004faf6c" officeooo:paragraph-rsid="004faf6c" style:font-weight-asian="normal" style:font-weight-complex="normal"/>
    </style:style>
    <style:style style:name="P54" style:family="paragraph" style:parent-style-name="Standard">
      <style:text-properties style:text-underline-style="none" fo:font-weight="normal" officeooo:rsid="0052145a" officeooo:paragraph-rsid="0052145a" style:font-weight-asian="normal" style:font-weight-complex="normal"/>
    </style:style>
    <style:style style:name="P55" style:family="paragraph" style:parent-style-name="Standard">
      <style:text-properties style:text-underline-style="none" fo:font-weight="normal" officeooo:rsid="005366f3" officeooo:paragraph-rsid="005366f3" style:font-weight-asian="normal" style:font-weight-complex="normal"/>
    </style:style>
    <style:style style:name="P56" style:family="paragraph" style:parent-style-name="Standard">
      <style:text-properties style:text-underline-style="none" fo:font-weight="normal" officeooo:rsid="00554087" officeooo:paragraph-rsid="00554087" style:font-weight-asian="normal" style:font-weight-complex="normal"/>
    </style:style>
    <style:style style:name="P57" style:family="paragraph" style:parent-style-name="Standard">
      <style:text-properties officeooo:rsid="002ef2f6" officeooo:paragraph-rsid="002ef2f6"/>
    </style:style>
    <style:style style:name="P58" style:family="paragraph" style:parent-style-name="Standard">
      <style:text-properties officeooo:rsid="002f3288" officeooo:paragraph-rsid="002f3288"/>
    </style:style>
    <style:style style:name="P59" style:family="paragraph" style:parent-style-name="Standard">
      <style:text-properties officeooo:rsid="002f3288" officeooo:paragraph-rsid="0031025f"/>
    </style:style>
    <style:style style:name="P60" style:family="paragraph" style:parent-style-name="Standard">
      <style:text-properties fo:color="#355269" loext:opacity="100%" officeooo:rsid="002f3288" officeooo:paragraph-rsid="002f3288"/>
    </style:style>
    <style:style style:name="P61" style:family="paragraph" style:parent-style-name="Standard">
      <style:text-properties fo:color="#355269" loext:opacity="100%" officeooo:rsid="002f3288" officeooo:paragraph-rsid="0031025f"/>
    </style:style>
    <style:style style:name="P62" style:family="paragraph" style:parent-style-name="Standard">
      <style:text-properties fo:color="#355269" loext:opacity="100%" officeooo:rsid="002f3288" officeooo:paragraph-rsid="0033bf02"/>
    </style:style>
    <style:style style:name="P63" style:family="paragraph" style:parent-style-name="Standard">
      <style:text-properties fo:color="#355269" loext:opacity="100%" officeooo:rsid="0009f2ae" officeooo:paragraph-rsid="0009f2ae"/>
    </style:style>
    <style:style style:name="P64" style:family="paragraph" style:parent-style-name="Standard">
      <style:text-properties fo:color="#355269" loext:opacity="100%" officeooo:rsid="0033bf02" officeooo:paragraph-rsid="0033bf02"/>
    </style:style>
    <style:style style:name="P65" style:family="paragraph" style:parent-style-name="Standard">
      <style:text-properties officeooo:rsid="0033bf02" officeooo:paragraph-rsid="0033bf02"/>
    </style:style>
    <style:style style:name="P66" style:family="paragraph" style:parent-style-name="Standard">
      <style:text-properties officeooo:rsid="00376e0f" officeooo:paragraph-rsid="00376e0f"/>
    </style:style>
    <style:style style:name="P67" style:family="paragraph" style:parent-style-name="Standard">
      <style:text-properties officeooo:rsid="00380352" officeooo:paragraph-rsid="00380352"/>
    </style:style>
    <style:style style:name="P68" style:family="paragraph" style:parent-style-name="Standard">
      <style:text-properties officeooo:rsid="00395595" officeooo:paragraph-rsid="00395595"/>
    </style:style>
    <style:style style:name="P69" style:family="paragraph" style:parent-style-name="Standard">
      <style:text-properties fo:color="#55215b" loext:opacity="100%" officeooo:rsid="00395595" officeooo:paragraph-rsid="00395595"/>
    </style:style>
    <style:style style:name="P70" style:family="paragraph" style:parent-style-name="Standard">
      <style:text-properties officeooo:rsid="003a8380" officeooo:paragraph-rsid="003a8380"/>
    </style:style>
    <style:style style:name="P71" style:family="paragraph" style:parent-style-name="Standard">
      <style:text-properties fo:color="#5b277d" loext:opacity="100%" officeooo:rsid="003a8380" officeooo:paragraph-rsid="003a8380"/>
    </style:style>
    <style:style style:name="P72" style:family="paragraph" style:parent-style-name="Standard">
      <style:text-properties fo:color="#5b277d" loext:opacity="100%" officeooo:rsid="003a8380" officeooo:paragraph-rsid="003ad93f"/>
    </style:style>
    <style:style style:name="P73" style:family="paragraph" style:parent-style-name="Standard">
      <style:text-properties fo:color="#5b277d" loext:opacity="100%" officeooo:rsid="003a8380" officeooo:paragraph-rsid="003c8a38"/>
    </style:style>
    <style:style style:name="P74" style:family="paragraph" style:parent-style-name="Standard">
      <style:text-properties fo:color="#5b277d" loext:opacity="100%" officeooo:rsid="00395595" officeooo:paragraph-rsid="003a8380"/>
    </style:style>
    <style:style style:name="P75" style:family="paragraph" style:parent-style-name="Standard">
      <style:text-properties fo:color="#5b277d" loext:opacity="100%" officeooo:rsid="00395595" officeooo:paragraph-rsid="003ad93f"/>
    </style:style>
    <style:style style:name="P76" style:family="paragraph" style:parent-style-name="Standard">
      <style:text-properties fo:color="#5b277d" loext:opacity="100%" officeooo:rsid="00395595" officeooo:paragraph-rsid="003c8a38"/>
    </style:style>
    <style:style style:name="P77" style:family="paragraph" style:parent-style-name="Standard">
      <style:text-properties style:use-window-font-color="true" loext:opacity="0%" officeooo:rsid="00395595" officeooo:paragraph-rsid="003ad93f"/>
    </style:style>
    <style:style style:name="P78" style:family="paragraph" style:parent-style-name="Standard">
      <style:text-properties style:use-window-font-color="true" loext:opacity="0%" officeooo:rsid="003c0848" officeooo:paragraph-rsid="003c0848"/>
    </style:style>
    <style:style style:name="P79" style:family="paragraph" style:parent-style-name="Standard">
      <style:text-properties style:use-window-font-color="true" loext:opacity="0%" style:text-underline-style="solid" style:text-underline-width="auto" style:text-underline-color="font-color" fo:font-weight="bold" officeooo:rsid="003c0848" officeooo:paragraph-rsid="003c0848" style:font-weight-asian="bold" style:font-weight-complex="bold"/>
    </style:style>
    <style:style style:name="P80" style:family="paragraph" style:parent-style-name="Standard">
      <style:text-properties officeooo:rsid="003d38c2" officeooo:paragraph-rsid="003d38c2"/>
    </style:style>
    <style:style style:name="P81" style:family="paragraph" style:parent-style-name="Standard">
      <style:text-properties officeooo:rsid="003f37ca" officeooo:paragraph-rsid="003f37ca"/>
    </style:style>
    <style:style style:name="P82" style:family="paragraph" style:parent-style-name="Standard">
      <style:text-properties officeooo:rsid="00429be7" officeooo:paragraph-rsid="00429be7"/>
    </style:style>
    <style:style style:name="P83" style:family="paragraph" style:parent-style-name="Standard">
      <style:text-properties officeooo:rsid="0042b5a4" officeooo:paragraph-rsid="0042b5a4"/>
    </style:style>
    <style:style style:name="P84" style:family="paragraph" style:parent-style-name="Standard">
      <style:text-properties officeooo:rsid="00437475" officeooo:paragraph-rsid="00437475"/>
    </style:style>
    <style:style style:name="P85" style:family="paragraph" style:parent-style-name="Standard">
      <style:text-properties officeooo:rsid="004498fe" officeooo:paragraph-rsid="004498fe"/>
    </style:style>
    <style:style style:name="P86" style:family="paragraph" style:parent-style-name="Standard">
      <style:text-properties officeooo:rsid="0046a524" officeooo:paragraph-rsid="0046a524"/>
    </style:style>
    <style:style style:name="P87" style:family="paragraph" style:parent-style-name="Standard">
      <style:text-properties fo:color="#000080" loext:opacity="100%" style:text-underline-style="none" fo:font-weight="normal" officeooo:rsid="00493bcc" officeooo:paragraph-rsid="00493bcc" style:font-weight-asian="normal" style:font-weight-complex="normal"/>
    </style:style>
    <style:style style:name="P88" style:family="paragraph" style:parent-style-name="Standard">
      <style:text-properties fo:color="#000080" loext:opacity="100%" style:text-underline-style="none" fo:font-weight="normal" officeooo:rsid="00493bcc" officeooo:paragraph-rsid="00493e43" style:font-weight-asian="normal" style:font-weight-complex="normal"/>
    </style:style>
    <style:style style:name="P89" style:family="paragraph" style:parent-style-name="Standard">
      <style:text-properties fo:color="#000080" loext:opacity="100%" style:text-underline-style="none" fo:font-weight="normal" officeooo:rsid="00493bcc" officeooo:paragraph-rsid="004ad53b" style:font-weight-asian="normal" style:font-weight-complex="normal"/>
    </style:style>
    <style:style style:name="P90" style:family="paragraph" style:parent-style-name="Standard">
      <style:text-properties fo:color="#000080" loext:opacity="100%" style:text-underline-style="none" fo:font-weight="normal" officeooo:rsid="00493bcc" officeooo:paragraph-rsid="004f9faf" style:font-weight-asian="normal" style:font-weight-complex="normal"/>
    </style:style>
    <style:style style:name="P91" style:family="paragraph" style:parent-style-name="Standard">
      <style:text-properties fo:color="#000080" loext:opacity="100%" style:text-underline-style="none" fo:font-weight="normal" officeooo:rsid="00395595" officeooo:paragraph-rsid="00493e43" style:font-weight-asian="normal" style:font-weight-complex="normal"/>
    </style:style>
    <style:style style:name="P92" style:family="paragraph" style:parent-style-name="Standard">
      <style:text-properties fo:color="#000080" loext:opacity="100%" style:text-underline-style="none" fo:font-weight="normal" officeooo:rsid="00395595" officeooo:paragraph-rsid="004ad53b" style:font-weight-asian="normal" style:font-weight-complex="normal"/>
    </style:style>
    <style:style style:name="P93" style:family="paragraph" style:parent-style-name="Standard">
      <style:text-properties style:text-underline-style="solid" style:text-underline-width="auto" style:text-underline-color="font-color" fo:font-weight="normal" officeooo:rsid="0052145a" officeooo:paragraph-rsid="0052145a" style:font-weight-asian="normal" style:font-weight-complex="normal"/>
    </style:style>
    <style:style style:name="P94" style:family="paragraph" style:parent-style-name="Standard">
      <style:text-properties style:text-underline-style="solid" style:text-underline-width="auto" style:text-underline-color="font-color" fo:font-weight="bold" officeooo:rsid="005b59c3" officeooo:paragraph-rsid="005b59c3"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62c4f3" officeooo:paragraph-rsid="0062c4f3" style:font-weight-asian="bold" style:font-weight-complex="bold"/>
    </style:style>
    <style:style style:name="P96" style:family="paragraph" style:parent-style-name="Standard">
      <style:paragraph-properties fo:text-align="end" style:justify-single-word="false"/>
      <style:text-properties officeooo:rsid="000e15d6" officeooo:paragraph-rsid="00570168"/>
    </style:style>
    <style:style style:name="P97" style:family="paragraph" style:parent-style-name="Standard">
      <style:text-properties style:text-underline-style="none" fo:font-weight="normal" officeooo:rsid="00554087" officeooo:paragraph-rsid="00554087" style:font-weight-asian="normal" style:font-weight-complex="normal"/>
    </style:style>
    <style:style style:name="P98" style:family="paragraph" style:parent-style-name="Standard">
      <style:text-properties style:text-underline-style="none" fo:font-weight="normal" officeooo:rsid="00554087" officeooo:paragraph-rsid="00587c69" style:font-weight-asian="normal" style:font-weight-complex="normal"/>
    </style:style>
    <style:style style:name="P99" style:family="paragraph" style:parent-style-name="Standard">
      <style:text-properties style:text-underline-style="none" fo:font-weight="normal" officeooo:rsid="00554087" officeooo:paragraph-rsid="00639b08" style:font-weight-asian="normal" style:font-weight-complex="normal"/>
    </style:style>
    <style:style style:name="P100" style:family="paragraph" style:parent-style-name="Standard">
      <style:text-properties style:text-underline-style="none" fo:font-weight="normal" officeooo:rsid="0062c4f3" officeooo:paragraph-rsid="0062c4f3" style:font-weight-asian="normal" style:font-weight-complex="normal"/>
    </style:style>
    <style:style style:name="P101" style:family="paragraph" style:parent-style-name="Standard">
      <style:text-properties style:text-underline-style="none" fo:font-weight="normal" officeooo:rsid="006597dd" officeooo:paragraph-rsid="006597dd" style:font-weight-asian="normal" style:font-weight-complex="normal"/>
    </style:style>
    <style:style style:name="P102" style:family="paragraph" style:parent-style-name="Standard">
      <style:text-properties officeooo:rsid="002bca04" officeooo:paragraph-rsid="002bca04"/>
    </style:style>
    <style:style style:name="P103" style:family="paragraph" style:parent-style-name="Standard">
      <style:text-properties officeooo:rsid="005b59c3" officeooo:paragraph-rsid="005b59c3"/>
    </style:style>
    <style:style style:name="P104" style:family="paragraph" style:parent-style-name="Standard">
      <style:text-properties officeooo:rsid="005cdae7" officeooo:paragraph-rsid="005cdae7"/>
    </style:style>
    <style:style style:name="P105" style:family="paragraph" style:parent-style-name="Standard">
      <style:text-properties officeooo:rsid="005dd87f" officeooo:paragraph-rsid="005dd87f"/>
    </style:style>
    <style:style style:name="P106" style:family="paragraph" style:parent-style-name="Standard">
      <style:text-properties officeooo:rsid="005efd82" officeooo:paragraph-rsid="005efd82"/>
    </style:style>
    <style:style style:name="P107" style:family="paragraph" style:parent-style-name="Standard">
      <style:text-properties officeooo:rsid="0060b090" officeooo:paragraph-rsid="0060b090"/>
    </style:style>
    <style:style style:name="P108" style:family="paragraph" style:parent-style-name="Standard">
      <style:text-properties officeooo:rsid="0061c247" officeooo:paragraph-rsid="0061c247"/>
    </style:style>
    <style:style style:name="P109" style:family="paragraph" style:parent-style-name="Standard">
      <style:text-properties style:use-window-font-color="true" loext:opacity="0%" style:text-underline-style="none" fo:font-weight="normal" officeooo:rsid="006597dd" officeooo:paragraph-rsid="006597dd" style:font-weight-asian="normal" style:font-weight-complex="normal"/>
    </style:style>
    <style:style style:name="P110" style:family="paragraph" style:parent-style-name="Standard">
      <style:text-properties style:use-window-font-color="true" loext:opacity="0%" officeooo:rsid="0004c9e7" officeooo:paragraph-rsid="0068485c"/>
    </style:style>
    <style:style style:name="P111" style:family="paragraph" style:parent-style-name="Standard">
      <style:text-properties style:use-window-font-color="true" loext:opacity="0%" officeooo:rsid="0068da8a" officeooo:paragraph-rsid="0068da8a"/>
    </style:style>
    <style:style style:name="P112" style:family="paragraph" style:parent-style-name="Standard">
      <style:paragraph-properties fo:break-before="page"/>
      <style:text-properties style:use-window-font-color="true" loext:opacity="0%" style:text-underline-style="solid" style:text-underline-width="auto" style:text-underline-color="font-color" fo:font-weight="bold" officeooo:rsid="0004c9e7" officeooo:paragraph-rsid="0068485c" style:font-weight-asian="bold" style:font-weight-complex="bold"/>
    </style:style>
    <style:style style:name="P113" style:family="paragraph" style:parent-style-name="Standard">
      <style:text-properties style:use-window-font-color="true" loext:opacity="0%" officeooo:rsid="006968b0" officeooo:paragraph-rsid="006968b0"/>
    </style:style>
    <style:style style:name="P114" style:family="paragraph" style:parent-style-name="Standard">
      <style:text-properties fo:color="#000080" loext:opacity="100%" style:text-underline-style="none" fo:font-weight="normal" officeooo:rsid="0062c4f3" officeooo:paragraph-rsid="0062c4f3" style:font-weight-asian="normal" style:font-weight-complex="normal"/>
    </style:style>
    <style:style style:name="P115" style:family="paragraph" style:parent-style-name="Standard">
      <style:text-properties fo:color="#000080" loext:opacity="100%" officeooo:rsid="0068485c" officeooo:paragraph-rsid="0068485c"/>
    </style:style>
    <style:style style:name="P116" style:family="paragraph" style:parent-style-name="Standard">
      <style:text-properties fo:color="#000080" loext:opacity="100%" officeooo:rsid="0068da8a" officeooo:paragraph-rsid="0068da8a"/>
    </style:style>
    <style:style style:name="P117" style:family="paragraph" style:parent-style-name="Standard">
      <style:text-properties officeooo:rsid="0066d3ea" officeooo:paragraph-rsid="0066d3ea"/>
    </style:style>
    <style:style style:name="P118" style:family="paragraph" style:parent-style-name="Standard">
      <style:text-properties officeooo:rsid="0068485c" officeooo:paragraph-rsid="0068485c"/>
    </style:style>
    <style:style style:name="P119" style:family="paragraph" style:parent-style-name="Standard">
      <style:paragraph-properties fo:break-before="page"/>
      <style:text-properties officeooo:rsid="0068485c" officeooo:paragraph-rsid="0068485c"/>
    </style:style>
    <style:style style:name="P120" style:family="paragraph" style:parent-style-name="Standard">
      <style:text-properties officeooo:rsid="000527a1" officeooo:paragraph-rsid="000527a1"/>
    </style:style>
    <style:style style:name="P121" style:family="paragraph" style:parent-style-name="Standard">
      <style:text-properties officeooo:rsid="0004c9e7" officeooo:paragraph-rsid="003a25da"/>
    </style:style>
    <style:style style:name="P122" style:family="paragraph" style:parent-style-name="Standard">
      <style:text-properties officeooo:rsid="0004c9e7" officeooo:paragraph-rsid="0068485c"/>
    </style:style>
    <style:style style:name="T1" style:family="text">
      <style:text-properties officeooo:rsid="000406fd"/>
    </style:style>
    <style:style style:name="T2" style:family="text">
      <style:text-properties officeooo:rsid="00079898"/>
    </style:style>
    <style:style style:name="T3" style:family="text">
      <style:text-properties officeooo:rsid="0007e1b3"/>
    </style:style>
    <style:style style:name="T4" style:family="text">
      <style:text-properties officeooo:rsid="0008667f"/>
    </style:style>
    <style:style style:name="T5" style:family="text">
      <style:text-properties officeooo:rsid="0009cb09"/>
    </style:style>
    <style:style style:name="T6" style:family="text">
      <style:text-properties officeooo:rsid="000b5c92"/>
    </style:style>
    <style:style style:name="T7" style:family="text">
      <style:text-properties officeooo:rsid="000c0ad9"/>
    </style:style>
    <style:style style:name="T8" style:family="text">
      <style:text-properties officeooo:rsid="000d7f22"/>
    </style:style>
    <style:style style:name="T9" style:family="text">
      <style:text-properties officeooo:rsid="0011eb1a"/>
    </style:style>
    <style:style style:name="T10" style:family="text">
      <style:text-properties officeooo:rsid="00135914"/>
    </style:style>
    <style:style style:name="T11" style:family="text">
      <style:text-properties officeooo:rsid="00138d30"/>
    </style:style>
    <style:style style:name="T12" style:family="text">
      <style:text-properties officeooo:rsid="00143338"/>
    </style:style>
    <style:style style:name="T13" style:family="text">
      <style:text-properties officeooo:rsid="00162291"/>
    </style:style>
    <style:style style:name="T14" style:family="text">
      <style:text-properties officeooo:rsid="00166371"/>
    </style:style>
    <style:style style:name="T15" style:family="text">
      <style:text-properties officeooo:rsid="0019d7d8"/>
    </style:style>
    <style:style style:name="T16" style:family="text">
      <style:text-properties officeooo:rsid="001b7325"/>
    </style:style>
    <style:style style:name="T17" style:family="text">
      <style:text-properties officeooo:rsid="001dc4b6"/>
    </style:style>
    <style:style style:name="T18" style:family="text">
      <style:text-properties officeooo:rsid="0021954c"/>
    </style:style>
    <style:style style:name="T19" style:family="text">
      <style:text-properties officeooo:rsid="0023bc28"/>
    </style:style>
    <style:style style:name="T20" style:family="text">
      <style:text-properties officeooo:rsid="00245f5d"/>
    </style:style>
    <style:style style:name="T21" style:family="text">
      <style:text-properties officeooo:rsid="00263f60"/>
    </style:style>
    <style:style style:name="T22" style:family="text">
      <style:text-properties officeooo:rsid="0026dc73"/>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officeooo:rsid="002d6554"/>
    </style:style>
    <style:style style:name="T26" style:family="text">
      <style:text-properties officeooo:rsid="002f3288"/>
    </style:style>
    <style:style style:name="T27" style:family="text">
      <style:text-properties officeooo:rsid="000d4078"/>
    </style:style>
    <style:style style:name="T28" style:family="text">
      <style:text-properties officeooo:rsid="0004c9e7"/>
    </style:style>
    <style:style style:name="T29" style:family="text">
      <style:text-properties officeooo:rsid="0031025f"/>
    </style:style>
    <style:style style:name="T30" style:family="text">
      <style:text-properties officeooo:rsid="0033bf02"/>
    </style:style>
    <style:style style:name="T31" style:family="text">
      <style:text-properties officeooo:rsid="0037d011"/>
    </style:style>
    <style:style style:name="T32" style:family="text">
      <style:text-properties officeooo:rsid="00380352"/>
    </style:style>
    <style:style style:name="T33" style:family="text">
      <style:text-properties officeooo:rsid="003925bc"/>
    </style:style>
    <style:style style:name="T34" style:family="text">
      <style:text-properties officeooo:rsid="00395d25"/>
    </style:style>
    <style:style style:name="T35" style:family="text">
      <style:text-properties officeooo:rsid="003a8380"/>
    </style:style>
    <style:style style:name="T36" style:family="text">
      <style:text-properties officeooo:rsid="003ad93f"/>
    </style:style>
    <style:style style:name="T37" style:family="text">
      <style:text-properties officeooo:rsid="003c8a38"/>
    </style:style>
    <style:style style:name="T38" style:family="text">
      <style:text-properties officeooo:rsid="0040a0a6"/>
    </style:style>
    <style:style style:name="T39" style:family="text">
      <style:text-properties officeooo:rsid="0042b5a4"/>
    </style:style>
    <style:style style:name="T40" style:family="text">
      <style:text-properties officeooo:rsid="004628b4"/>
    </style:style>
    <style:style style:name="T41" style:family="text">
      <style:text-properties officeooo:rsid="004896b7"/>
    </style:style>
    <style:style style:name="T42" style:family="text">
      <style:text-properties officeooo:rsid="00493e43"/>
    </style:style>
    <style:style style:name="T43" style:family="text">
      <style:text-properties officeooo:rsid="004ad53b"/>
    </style:style>
    <style:style style:name="T44" style:family="text">
      <style:text-properties fo:color="#000080" loext:opacity="100%"/>
    </style:style>
    <style:style style:name="T45" style:family="text">
      <style:text-properties fo:color="#000080" loext:opacity="100%" officeooo:rsid="0004c9e7"/>
    </style:style>
    <style:style style:name="T46" style:family="text">
      <style:text-properties fo:color="#000080" loext:opacity="100%" officeooo:rsid="000d4078"/>
    </style:style>
    <style:style style:name="T47" style:family="text">
      <style:text-properties fo:color="#000080" loext:opacity="100%" officeooo:rsid="00395d25"/>
    </style:style>
    <style:style style:name="T48" style:family="text">
      <style:text-properties officeooo:rsid="004b7265"/>
    </style:style>
    <style:style style:name="T49" style:family="text">
      <style:text-properties officeooo:rsid="004ea272"/>
    </style:style>
    <style:style style:name="T50" style:family="text">
      <style:text-properties officeooo:rsid="004f9faf"/>
    </style:style>
    <style:style style:name="T51" style:family="text">
      <style:text-properties officeooo:rsid="00513c15"/>
    </style:style>
    <style:style style:name="T52" style:family="text">
      <style:text-properties officeooo:rsid="005366f3"/>
    </style:style>
    <style:style style:name="T53" style:family="text">
      <style:text-properties officeooo:rsid="00570168"/>
    </style:style>
    <style:style style:name="T54" style:family="text">
      <style:text-properties officeooo:rsid="0057e0ea"/>
    </style:style>
    <style:style style:name="T55" style:family="text">
      <style:text-properties officeooo:rsid="0062a14f"/>
    </style:style>
    <style:style style:name="T56" style:family="text">
      <style:text-properties officeooo:rsid="006848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0<text:span text:style-name="T53">4</text:span>-May-2025 <text:span text:style-name="T3">07:15</text:span></text:p>
      <text:p text:style-name="P3">John Braddock</text:p>
      <text:p text:style-name="P5"><text:span text:style-name="T1">DECFOR</text:span>MS summary</text:p>
      <text:p text:style-name="P21"/>
      <text:p text:style-name="P6">Intro</text:p>
      <text:p text:style-name="P4">A summary of <text:span text:style-name="T1">DECFORMS, mainly for app developers.</text:span></text:p>
      <text:p text:style-name="P4"/>
      <text:p text:style-name="P20">Key Concepts</text:p>
      <text:p text:style-name="P22"/>
      <text:p text:style-name="P27">The following assis<text:span text:style-name="T4">t</text:span> with understanding how DECFORMS works:</text:p>
      <text:p text:style-name="P22"/>
      <text:p text:style-name="P30">1. <text:span text:style-name="T6">A form is coded in a file called an IFDL file </text:span><text:span text:style-name="T7">(Independent Form Description Language)</text:span><text:span text:style-name="T6">.</text:span></text:p>
      <text:p text:style-name="P30"/>
      <text:p text:style-name="P31">2. <text:span text:style-name="T4">A form must be invoked from a program beginning with a forms$enable. The program exchanges data with the form with send, receive, and transceive responses. The program should do a forms$disable before the program exits.</text:span></text:p>
      <text:p text:style-name="P28"/>
      <text:p text:style-name="P34"><text:span text:style-name="T2">3. </text:span><text:span text:style-name="T16">Form </text:span>Data in DECFORMS persists in memory between calls from the main program.</text:p>
      <text:p text:style-name="P28"/>
      <text:p text:style-name="P31"><text:span text:style-name="T4">4</text:span>. DECFORMS maintains an Activation List which is a list of all fields on the panel that are accessible. The field that currently has focus (via a cursor) is the Current Activation Item.</text:p>
      <text:p text:style-name="P27"/>
      <text:p text:style-name="P31"><text:span text:style-name="T4">5.</text:span> DECFORMS automatically copies data from parameter records to Form records on a forms$send or a forms$transceive based on the names matching <text:span text:style-name="T4">as soon as the form is reentered</text:span>. <text:span text:style-name="T19">This is called the distribution phase</text:span></text:p>
      <text:p text:style-name="P27"/>
      <text:p text:style-name="P27"><text:span text:style-name="T19">6.</text:span> DECFORMS automatically copies data from Form records to parameter records on a forms$receive or a forms$transceive based on the names matching <text:span text:style-name="T4">just before control returns to the program</text:span>. <text:span text:style-name="T19">This is called the collection phase.</text:span></text:p>
      <text:p text:style-name="P27"/>
      <text:p text:style-name="P42"><text:span text:style-name="T19">7. </text:span>Data is provided directly to a procedural escape program. There is no need to use Form <text:span text:style-name="T17">Records</text:span>.</text:p>
      <text:p text:style-name="P22"/>
      <text:p text:style-name="P46"><text:span text:style-name="T19">8. </text:span>The form Manager responds to events <text:span text:style-name="T18">(such as actions at the terminal) </text:span>with default responses. These responses can be overridden.</text:p>
      <text:p text:style-name="P46"/>
      <text:p text:style-name="P47">9. DEFORMS provides default key bindings for commonly used keys. These are called built in functions. <text:span text:style-name="T20">For example “Enter” </text:span><text:span text:style-name="T21">causes Form Manager to </text:span><text:span text:style-name="T20">move the cursor to the next field </text:span><text:span text:style-name="T22">in th activation list</text:span><text:span text:style-name="T20">. This is called the NEXT ITEM built in function.</text:span></text:p>
      <text:p text:style-name="P22"/>
      <text:p text:style-name="P66">10. The phases of the Form Magager are:</text:p>
      <text:p text:style-name="P66">Accept Phase is where the operator interacts with the form. <text:span text:style-name="T31">When the operator presses a function key the Form Manager performs a function response. This will be the default respose unless overridden by a </text:span><text:span text:style-name="T32">user-defined</text:span><text:span text:style-name="T31"> </text:span><text:span text:style-name="T32">fu</text:span><text:span text:style-name="T31">n</text:span><text:span text:style-name="T32">tion</text:span><text:span text:style-name="T31">.</text:span></text:p>
      <text:p text:style-name="P22"/>
      <text:p text:style-name="P67">11. A WAIT activation item is available <text:span text:style-name="T33">to cause the Form Manager to wait for a function key instead of initiating the next item response when the field fills</text:span>.</text:p>
      <text:p text:style-name="P22"/>
      <text:p text:style-name="P28"><text:span text:style-name="T19">1</text:span>2.</text:p>
      <text:p text:style-name="P28"/>
      <text:p text:style-name="P29"/>
      <text:p text:style-name="P10">Form Manager</text:p>
      <text:p text:style-name="P57">This controls communication between the display device, the form, and the program(s).</text:p>
      <text:p text:style-name="P35"/>
      <text:p text:style-name="P58">Example:</text:p>
      <text:p text:style-name="P60">Layout VT_LAYOUT</text:p>
      <text:p text:style-name="P60"><text:s text:c="6"/>Device</text:p>
      <text:p text:style-name="P60"><text:s text:c="9"/>Terminal</text:p>
      <text:p text:style-name="P63"><text:tab/><text:span text:style-name="T26">Type %VT100</text:span></text:p>
      <text:p text:style-name="P60"><text:s text:c="6"/><text:span text:style-name="T28">E</text:span><text:span text:style-name="T27">nd </text:span>Device</text:p>
      <text:p text:style-name="P60"><text:s text:c="6"/>Size 24 lines by 80 columns</text:p>
      <text:p text:style-name="P61"><text:span text:style-name="T28">E</text:span><text:span text:style-name="T27">nd </text:span><text:span text:style-name="T29">Layout</text:span></text:p>
      <text:p text:style-name="P59"/>
      <text:p text:style-name="P11">Layout</text:p>
      <text:p text:style-name="P37">One for each display device. Decforms automatically selects the correct one for the device being used.</text:p>
      <text:p text:style-name="P35"/>
      <text:p text:style-name="P13">Viewport</text:p>
      <text:p text:style-name="P36">A rectangular area of the screen used to display <text:span text:style-name="T8">items. Coordinates are relative to the upper left of the screen. </text:span><text:span text:style-name="T9">A screen may have many viewpports. </text:span><text:span text:style-name="T10">Multiple viewports can be displayed simultaneously and they may overlap.</text:span></text:p>
      <text:p text:style-name="P36"/>
      <text:p text:style-name="P8">Panel</text:p>
      <text:p text:style-name="P38">A container for the items to be displayed. A panel <text:span text:style-name="T9">mu</text:span>s<text:span text:style-name="T9">t be</text:span> associated with a viewport <text:span text:style-name="T9">to be visible</text:span>. <text:span text:style-name="T11">Several panels may be associated with a viewport but only one can be displayed at a time. </text:span><text:span text:style-name="T12">A panel can occupy different viewports at different times. A panel cannot e displayed in more than one panel sumultaneously.</text:span></text:p>
      <text:p text:style-name="P38"/>
      <text:p text:style-name="P41">Items</text:p>
      <text:p text:style-name="P41">These may be literals, fields or icons. They can be grouped together, <text:span text:style-name="T14">for example a repeat field to list products or customers</text:span>. <text:span text:style-name="T13">A field will have a picture string to describe how it is displayed.</text:span></text:p>
      <text:p text:style-name="P22"/>
      <text:p text:style-name="P22"/>
      <text:p text:style-name="P12">Field</text:p>
      <text:p text:style-name="P65">described an item on a panel.</text:p>
      <text:p text:style-name="P65">Example:</text:p>
      <text:p text:style-name="P64">Field MYFIELD</text:p>
      <text:p text:style-name="P64"><text:s text:c="4"/>Line 12</text:p>
      <text:p text:style-name="P64"><text:s text:c="4"/>Column 20</text:p>
      <text:p text:style-name="P64"><text:s text:c="4"/>Output “” </text:p>
      <text:p text:style-name="P64"><text:s text:c="7"/>When (MY_DATE = BLANK_DATE)</text:p>
      <text:p text:style-name="P64"><text:s text:c="4"/>Output Picture 999R</text:p>
      <text:p text:style-name="P64"><text:s text:c="4"/>Justification Right</text:p>
      <text:p text:style-name="P64"><text:s text:c="4"/>Protected</text:p>
      <text:p text:style-name="P64"><text:s text:c="8"/>When (MY_DATE = BLANK_DATE)</text:p>
      <text:p text:style-name="P62"><text:span text:style-name="T28">E</text:span><text:span text:style-name="T27">nd </text:span><text:span text:style-name="T30">Field</text:span></text:p>
      <text:p text:style-name="P22"/>
      <text:p text:style-name="P23"/>
      <text:p text:style-name="P14">Functions</text:p>
      <text:p text:style-name="P39">optional association between non-alphanumeric keys and tasks to be performed.</text:p>
      <text:p text:style-name="P68">Example:</text:p>
      <text:p text:style-name="P69">Function CALCULATE_TOTALS</text:p>
      <text:p text:style-name="P69"><text:s text:c="4"/>Is %DO</text:p>
      <text:p text:style-name="P69"><text:s text:c="8"/>(%PF1)</text:p>
      <text:p text:style-name="P69"><text:span text:style-name="T28">E</text:span><text:span text:style-name="T27">nd </text:span>Function</text:p>
      <text:p text:style-name="P22"/>
      <text:p text:style-name="P16">Responses</text:p>
      <text:p text:style-name="P80">These are triggered by various events. Such as:</text:p>
      <text:p text:style-name="P80">Function Responses triggered by a Function (associated with a keyboard key press</text:p>
      <text:p text:style-name="P80">Internal Responses triggered by being Included from another responses</text:p>
      <text:p text:style-name="P80">External Response triggered by an external event, eg:</text:p>
      <text:p text:style-name="P80"><text:tab/>Enable Response triggered by a forms$enable request</text:p>
      <text:p text:style-name="P81">Accept Phase responses. <text:span text:style-name="T38">Declares at the field level </text:span>Eg:</text:p>
      <text:p text:style-name="P81">Entry Responses</text:p>
      <text:p text:style-name="P81">Exit Responses</text:p>
      <text:p text:style-name="P81">Validation Response</text:p>
      <text:p text:style-name="P81"/>
      <text:p text:style-name="P82">Statements in a response are called response steps. Examples:</text:p>
      <text:p text:style-name="P82">Activate<text:tab/><text:tab/>an item (field, panel)</text:p>
      <text:p text:style-name="P82">Call<text:tab/><text:tab/>a program</text:p>
      <text:p text:style-name="P82">Deactivate<text:tab/><text:tab/>an item (field or panel)</text:p>
      <text:p text:style-name="P82">Display <text:tab/><text:tab/>a panel</text:p>
      <text:p text:style-name="P83">Include<text:tab/><text:tab/>another internal response</text:p>
      <text:p text:style-name="P83">If<text:tab/><text:tab/>test something</text:p>
      <text:p text:style-name="P84">Let<text:tab/><text:tab/>assign a value to a form data item</text:p>
      <text:p text:style-name="P84">Message<text:tab/><text:tab/>appears on the message line</text:p>
      <text:p text:style-name="P84">Position<text:tab/><text:tab/>sets the current activation item</text:p>
      <text:p text:style-name="P84">Remove<text:tab/><text:tab/>a viewport</text:p>
      <text:p text:style-name="P85">Return<text:tab/><text:tab/>terminates the ac<text:span text:style-name="T40">c</text:span>ept phase. <text:span text:style-name="T40">But response completes</text:span></text:p>
      <text:p text:style-name="P86">Return Immediate<text:tab/><text:span text:style-name="T48">do not do any more validation</text:span></text:p>
      <text:p text:style-name="P22"/>
      <text:p text:style-name="P15"><text:span text:style-name="T34">Function </text:span>Responses</text:p>
      <text:p text:style-name="P40">are optional routines to be performed when triggered <text:span text:style-name="T34">by a function</text:span>. For example a response might call a sub program in COBOL. This is called an escape routine. (or a procedural escape). </text:p>
      <text:p text:style-name="P70">Examples 1.</text:p>
      <text:p text:style-name="P71">Function Response CALCULATE_TOTALS</text:p>
      <text:p text:style-name="P74"><text:s text:c="4"/><text:span text:style-name="T35">Include CALC_TOTS</text:span></text:p>
      <text:p text:style-name="P74"><text:span text:style-name="T28">E</text:span><text:span text:style-name="T27">nd </text:span><text:span text:style-name="T35">Response</text:span></text:p>
      <text:p text:style-name="P24"/>
      <text:p text:style-name="P72">Function Response <text:span text:style-name="T36">MOVE_UP</text:span></text:p>
      <text:p text:style-name="P72"><text:s text:c="4"/><text:span text:style-name="T36">If (NOT UPPERMOST ITEM) Then</text:span></text:p>
      <text:p text:style-name="P72"><text:s text:c="8"/><text:span text:style-name="T36">Position to Up Item</text:span></text:p>
      <text:p text:style-name="P72"><text:s text:c="4"/><text:span text:style-name="T36">Else</text:span></text:p>
      <text:p text:style-name="P72"><text:s text:c="8"/><text:span text:style-name="T39">Message “whatever”</text:span></text:p>
      <text:p text:style-name="P75"><text:span text:style-name="T28"><text:s text:c="4"/>E</text:span><text:span text:style-name="T27">nd </text:span><text:span text:style-name="T36">If</text:span></text:p>
      <text:p text:style-name="P75"><text:span text:style-name="T28">E</text:span><text:span text:style-name="T27">nd </text:span><text:span text:style-name="T35">Response</text:span></text:p>
      <text:p text:style-name="P75"/>
      <text:p text:style-name="P73">Function Response <text:span text:style-name="T37">Next Help</text:span></text:p>
      <text:p text:style-name="P73"><text:soft-page-break/><text:s text:c="4"/><text:span text:style-name="T37">Activate PANEL HLP_PANEL</text:span></text:p>
      <text:p text:style-name="P73"><text:s text:c="4"/><text:span text:style-name="T37">Position to HLP_PANEL</text:span></text:p>
      <text:p text:style-name="P76"><text:span text:style-name="T28">E</text:span><text:span text:style-name="T27">nd </text:span><text:span text:style-name="T35">Response</text:span></text:p>
      <text:p text:style-name="P77"/>
      <text:p text:style-name="P79">Internal Responses</text:p>
      <text:p text:style-name="P78">Are invoked from another response with an Include statement</text:p>
      <text:p text:style-name="P77"/>
      <text:p text:style-name="P22">Activation List</text:p>
      <text:p text:style-name="P22"/>
      <text:p text:style-name="P26">Procedural escapes</text:p>
      <text:p text:style-name="P26"/>
      <text:p text:style-name="P25"/>
      <text:p text:style-name="P26"/>
      <text:p text:style-name="P43">Event Log</text:p>
      <text:p text:style-name="P43">This is useful for tracing activity in the form.</text:p>
      <text:p text:style-name="P26"/>
      <text:p text:style-name="P17"><text:span text:style-name="T41">Internal </text:span>Responses <text:span text:style-name="T41">with Procedural Escape</text:span></text:p>
      <text:p text:style-name="P50">These call a sub program. <text:span text:style-name="T49">Parameters are by reference and may be either fields or records in the Form Data. </text:span>Eg:</text:p>
      <text:p text:style-name="P87">Internal Response CALC_TOTS</text:p>
      <text:p text:style-name="P87"><text:s text:c="4"/>Message “Computing Totals”</text:p>
      <text:p text:style-name="P87"><text:s text:c="4"/>Call “PGM001_CALC_TOTS” <text:span text:style-name="T42">Using</text:span></text:p>
      <text:p text:style-name="P88"><text:span text:style-name="T42"><text:tab/>By Reference </text:span><text:span text:style-name="T43">FORM_DAT1</text:span><text:tab/></text:p>
      <text:p text:style-name="P89"><text:span text:style-name="T42"><text:tab/>By Reference </text:span><text:span text:style-name="T43">FORM_DAT2</text:span></text:p>
      <text:p text:style-name="P92"><text:span text:style-name="T42"><text:tab/>By Reference </text:span><text:span text:style-name="T43">FORM_DAT3</text:span></text:p>
      <text:p text:style-name="P91"><text:span text:style-name="T28">E</text:span><text:span text:style-name="T27">nd </text:span><text:span text:style-name="T35">Response</text:span></text:p>
      <text:p text:style-name="P90">Message “Computing Totals <text:span text:style-name="T50">Complete. Please check.</text:span>”</text:p>
      <text:p text:style-name="P51"/>
      <text:p text:style-name="P18">Procedural escapes</text:p>
      <text:p text:style-name="P53">These may be in Internal Responses or <text:span text:style-name="T51">other places such as </text:span>in the Exist Response for a particular field. <text:span text:style-name="T51">As a matter of style it is better to always have them in internal responses and include those resposes where needed.</text:span></text:p>
      <text:p text:style-name="P51"/>
      <text:p text:style-name="P52"/>
      <text:p text:style-name="P19">Form Records</text:p>
      <text:p text:style-name="P54">These define how form data items are organised. This is for the purpose of requests.</text:p>
      <text:p text:style-name="P54"/>
      <text:p text:style-name="P54">A request may refer to one form record or more generally to several records by way of a <text:span text:style-name="T23">Form Record List</text:span></text:p>
      <text:p text:style-name="P93">As a matter of style always include Form Record Lists in a request instead of individual records.</text:p>
      <text:p text:style-name="P54"/>
      <text:p text:style-name="P54">Fields in a Form Record always correspond to a Form Data Item. The correspondence is implicit based on field names or can be overridden <text:span text:style-name="T52">using the TRANSFER clause.</text:span></text:p>
      <text:p text:style-name="P54"/>
      <text:p text:style-name="P55">Using the Copy clause to include the same CDO record in the form as is used in the program can guarantee default transfers of data,</text:p>
      <text:p text:style-name="P54"/>
      <text:p text:style-name="P56">Example (if you must insist on defining records explicitly)</text:p>
      <text:p text:style-name="P98"><text:s text:c="4"/>Form Record MY_RECORD</text:p>
      <text:p text:style-name="P56"><text:tab/>MY_KEY <text:s text:c="3"/>character(12)</text:p>
      <text:p text:style-name="P56"><text:tab/>MY_DATA character (50)</text:p>
      <text:p text:style-name="P56"><text:tab/><text:span text:style-name="T54">MY_BAL <text:s text:c="3"/>Longword Integer</text:span></text:p>
      <text:p text:style-name="P56"><text:tab/><text:span text:style-name="T54">MY_DTS<text:tab/> <text:s/>Datetime (8)</text:span></text:p>
      <text:p text:style-name="P56"><text:span text:style-name="T45">E</text:span><text:span text:style-name="T46">nd </text:span>Record</text:p>
      <text:p text:style-name="P56"/>
      <text:p text:style-name="P56"/>
      <text:p text:style-name="P95">Record List</text:p>
      <text:p text:style-name="P100">These are used for transferring multiple records in (for example) a forms$transceive</text:p>
      <text:p text:style-name="P100"/>
      <text:p text:style-name="P101">Example:</text:p>
      <text:p text:style-name="P100"/>
      <text:p text:style-name="P114">Record List</text:p>
      <text:p text:style-name="P114"><text:s text:c="6"/>RECORD_1</text:p>
      <text:p text:style-name="P114"><text:s text:c="6"/>RECORD_2</text:p>
      <text:p text:style-name="P99"><text:span text:style-name="T45">E</text:span><text:span text:style-name="T46">nd</text:span></text:p>
      <text:p text:style-name="P99"><text:span text:style-name="T46"/></text:p>
      <text:p text:style-name="P109"><text:span text:style-name="T27">T</text:span>hen</text:p>
      <text:p text:style-name="P101"><text:span text:style-name="T44">CALL “forms$transceive”</text:span></text:p>
      <text:p text:style-name="P101"><text:span text:style-name="T44">USING </text:span></text:p>
      <text:p text:style-name="P52"/>
      <text:p text:style-name="P7">Requests</text:p>
      <text:p text:style-name="P7"/>
      <text:p text:style-name="P49">These are the interface to the forms manager.</text:p>
      <text:p text:style-name="P7"/>
      <table:table table:name="Table1" table:style-name="Table1">
        <table:table-column table:style-name="Table1.A" table:number-columns-repeated="3"/>
        <table:table-header-rows>
          <table:table-row table:style-name="TableLine2116451975136">
            <table:table-cell table:style-name="Table1.A1" office:value-type="string">
              <text:p text:style-name="P33">Re<text:span text:style-name="T15">que</text:span>s<text:span text:style-name="T15">t</text:span></text:p>
            </table:table-cell>
            <table:table-cell table:style-name="Table1.A1" office:value-type="string">
              <text:p text:style-name="P33">purpose</text:p>
            </table:table-cell>
            <table:table-cell table:style-name="Table1.A1" office:value-type="string">
              <text:p text:style-name="P33"><text:span text:style-name="T5">COBOL </text:span>Example</text:p>
            </table:table-cell>
          </table:table-row>
        </table:table-header-rows>
        <table:table-row table:style-name="TableLine2116451978880">
          <table:table-cell table:style-name="Table1.A1" office:value-type="string">
            <text:p text:style-name="P32">forms$enable</text:p>
          </table:table-cell>
          <table:table-cell table:style-name="Table1.A1" office:value-type="string">
            <text:p text:style-name="P32">Initial setup. <text:span text:style-name="T25">An association between a form and a display device is established, an instance of the form data is created. This is called a session and has a unique session-id.</text:span></text:p>
          </table:table-cell>
          <table:table-cell table:style-name="Table1.A1" office:value-type="string">
            <text:p text:style-name="P44">Call forms$enable</text:p>
          </table:table-cell>
        </table:table-row>
        <table:table-row table:style-name="TableLine2116451969664">
          <table:table-cell table:style-name="Table1.A1" office:value-type="string">
            <text:p text:style-name="P32">forms$send</text:p>
          </table:table-cell>
          <table:table-cell table:style-name="Table1.A1" office:value-type="string">
            <text:p text:style-name="P32">Program sends data to form</text:p>
          </table:table-cell>
          <table:table-cell table:style-name="Table1.A1" office:value-type="string">
            <text:p text:style-name="P44">Call forms$send</text:p>
          </table:table-cell>
        </table:table-row>
        <table:table-row table:style-name="TableLine2116451970240">
          <table:table-cell table:style-name="Table1.A1" office:value-type="string">
            <text:p text:style-name="P32">forms$receive</text:p>
          </table:table-cell>
          <table:table-cell table:style-name="Table1.A1" office:value-type="string">
            <text:p text:style-name="P32">Program receives data from form</text:p>
          </table:table-cell>
          <table:table-cell table:style-name="Table1.A1" office:value-type="string">
            <text:p text:style-name="P44">Call forms$receive</text:p>
          </table:table-cell>
        </table:table-row>
        <table:table-row table:style-name="TableLine2116451983488">
          <table:table-cell table:style-name="Table1.A1" office:value-type="string">
            <text:p text:style-name="P32">forms$transceive</text:p>
          </table:table-cell>
          <table:table-cell table:style-name="Table1.A1" office:value-type="string">
            <text:p text:style-name="P32">Data is exchanged between program and form</text:p>
          </table:table-cell>
          <table:table-cell table:style-name="Table1.A1" office:value-type="string">
            <text:p text:style-name="P44">Call forms$trsansceive</text:p>
          </table:table-cell>
        </table:table-row>
        <table:table-row table:style-name="TableLine2116451971392">
          <table:table-cell table:style-name="Table1.A1" office:value-type="string">
            <text:p text:style-name="P32">forms$disable</text:p>
          </table:table-cell>
          <table:table-cell table:style-name="Table1.A1" office:value-type="string">
            <text:p text:style-name="P32">Form is disabled from further activity</text:p>
          </table:table-cell>
          <table:table-cell table:style-name="Table1.A1" office:value-type="string">
            <text:p text:style-name="P44">Call forms$disable</text:p>
          </table:table-cell>
        </table:table-row>
        <table:table-row table:style-name="TableLine2116451980320">
          <table:table-cell table:style-name="Table1.A1" office:value-type="string">
            <text:p text:style-name="P45">forms$cancel</text:p>
          </table:table-cell>
          <table:table-cell table:style-name="Table1.A1" office:value-type="string">
            <text:p text:style-name="P32"/>
          </table:table-cell>
          <table:table-cell table:style-name="Table1.A1" office:value-type="string">
            <text:p text:style-name="P44"/>
          </table:table-cell>
        </table:table-row>
      </table:table>
      <text:p text:style-name="P26"/>
      <text:p text:style-name="P119"><text:span text:style-name="T24">Enable Request</text:span></text:p>
      <text:p text:style-name="P122">Enable Re<text:span text:style-name="T34">qu</text:span>es<text:span text:style-name="T34">t </text:span><text:span text:style-name="T56">in COBOL</text:span></text:p>
      <text:p text:style-name="P118">Eg:</text:p>
      <text:p text:style-name="P118"/>
      <text:p text:style-name="P115"><text:s/>01 <text:s/>SESSION-ID <text:s text:c="33"/>PIC X(16) GLOBAL.</text:p>
      <text:p text:style-name="P115"><text:s/>01 <text:s/>DEVICE-NAME <text:s text:c="32"/>PIC X(9) <text:s/>VALUE "SYS$INPUT".</text:p>
      <text:p text:style-name="P115"><text:s/>01 <text:s/>FORM-FILE <text:s text:c="34"/>PIC X(10) VALUE</text:p>
      <text:p text:style-name="P115"><text:s text:c="52"/>"EZITRAK011".</text:p>
      <text:p text:style-name="P115"><text:s/>01 <text:s/>FORMS-STATUS <text:s text:c="31"/>PIC S9(9) COMP GLOBAL.</text:p>
      <text:p text:style-name="P115"><text:s/>01 <text:s/>SINGLE_REC_COUNT <text:s text:c="27"/>PIC S9(5) COMP VALUE 1 GLOBAL.</text:p>
      <text:p text:style-name="P115"><text:s/>01 <text:s/>NO-TIMEOUT <text:s text:c="33"/>PIC S9(9) COMP VALUE 0 GLOBAL.</text:p>
      <text:p text:style-name="P115"><text:s/>01 <text:s/>ORIGINAL_REQ <text:s text:c="31"/>PIC S9(9) COMP VALUE 0 GLOBAL.</text:p>
      <text:p text:style-name="P115"><text:s/>01 <text:s/>NO-OPTIONS <text:s text:c="33"/>PIC S9(9) COMP VALUE 0 GLOBAL.</text:p>
      <text:p text:style-name="P115"><text:s/>01 <text:s/>NO-SHAD <text:s text:c="36"/>PIC S9(9) COMP VALUE 0 GLOBAL.</text:p>
      <text:p text:style-name="P115"/>
      <text:p text:style-name="P115"><text:s/>01 <text:s/>SEND_REC_NAME <text:s text:c="30"/>PIC X(14).</text:p>
      <text:p text:style-name="P115"><text:s/>01 <text:s/>RECE-REC-NAME <text:s text:c="30"/>PIC X(14).</text:p>
      <text:p text:style-name="P118"/>
      <text:p text:style-name="P118"><text:s text:c="4"/><text:span text:style-name="T44">CALL "FORMS$ENABLE"</text:span></text:p>
      <text:p text:style-name="P115"><text:s text:c="4"/>USING</text:p>
      <text:p text:style-name="P115"><text:s text:c="6"/>OMITTED</text:p>
      <text:p text:style-name="P115"><text:s text:c="6"/>BY DESCRIPTOR <text:s/>DEVICE_NAME</text:p>
      <text:p text:style-name="P115"><text:s text:c="6"/>BY DESCRIPTOR <text:s/>SESSION_ID</text:p>
      <text:p text:style-name="P115"><text:s text:c="6"/>BY DESCRIPTOR <text:s/>FORM-FILE,</text:p>
      <text:p text:style-name="P115"><text:s text:c="4"/>GIVING <text:s text:c="10"/>FORMS-STATUS.</text:p>
      <text:p text:style-name="P115"/>
      <text:p text:style-name="P115"><text:s text:c="4"/>IF FORMS-STATUS IS FAILURE </text:p>
      <text:p text:style-name="P115"><text:s text:c="8"/>PERFORM 8300-FORMS-ERROR</text:p>
      <text:p text:style-name="P115"><text:s text:c="8"/>GO TO <text:s text:c="2"/>9900-EXIT</text:p>
      <text:p text:style-name="P115"><text:s text:c="4"/>END-IF.</text:p>
      <text:p text:style-name="P115"/>
      <text:p text:style-name="P115"/>
      <text:p text:style-name="P115"/>
      <text:p text:style-name="P112">Transceive Re<text:span text:style-name="T34">qu</text:span>es<text:span text:style-name="T34">t</text:span></text:p>
      <text:p text:style-name="P110"/>
      <text:p text:style-name="P111"><text:span text:style-name="T34">C</text:span>OBOL example:</text:p>
      <text:p text:style-name="P111"/>
      <text:p text:style-name="P111"><text:s text:c="3"/><text:span text:style-name="T44"><text:s/>01 <text:s/>HEADER_REC_NAME <text:s text:c="28"/>PIC X(14) VALUE</text:span></text:p>
      <text:p text:style-name="P116"><text:s text:c="78"/>"EZITRAK011_REC".</text:p>
      <text:p text:style-name="P111"/>
      <text:p text:style-name="P122"><text:span text:style-name="T47"><text:s text:c="4"/>MOVE HEADER_REC_NAME TO SEND_REC_NAME.</text:span></text:p>
      <text:p text:style-name="P122"><text:span text:style-name="T47"><text:s text:c="4"/>MOVE HEADER_REC_NAME TO RECE_REC_NAME.</text:span></text:p>
      <text:p text:style-name="P122"><text:span text:style-name="T47"/></text:p>
      <text:p text:style-name="P122"><text:span text:style-name="T47"><text:s text:c="4"/>CALL "FORMS$TRANSCEIVE"</text:span></text:p>
      <text:p text:style-name="P122"><text:span text:style-name="T47"><text:s text:c="4"/>USING</text:span></text:p>
      <text:p text:style-name="P122"><text:span text:style-name="T47"><text:s text:c="6"/>BY DESCRIPTOR <text:s/>SESSION_ID</text:span></text:p>
      <text:p text:style-name="P122"><text:span text:style-name="T47"><text:s text:c="6"/>BY DESCRIPTOR <text:s/>SEND_REC_NAME</text:span></text:p>
      <text:p text:style-name="P122"><text:span text:style-name="T47"><text:s text:c="6"/>BY REFERENCE <text:s text:c="2"/>SINGLE_REC_COUNT</text:span></text:p>
      <text:p text:style-name="P122"><text:span text:style-name="T47"><text:s text:c="6"/>BY DESCRIPTOR <text:s/>RECE_REC_NAME</text:span></text:p>
      <text:p text:style-name="P122"><text:span text:style-name="T47"><text:s text:c="6"/>BY REFERENCE <text:s text:c="2"/>SINGLE_REC_COUNT</text:span></text:p>
      <text:p text:style-name="P122"><text:span text:style-name="T47"><text:s text:c="6"/>BY DESCRIPTOR <text:s/>INP_CTL_STRING</text:span></text:p>
      <text:p text:style-name="P122"><text:span text:style-name="T47"><text:s text:c="6"/>BY REFERENCE <text:s text:c="2"/>INP_CTL_COUNT</text:span></text:p>
      <text:p text:style-name="P122"><text:span text:style-name="T47"><text:s text:c="6"/>BY DESCRIPTOR <text:s/>OUT_CTL_STRING</text:span></text:p>
      <text:p text:style-name="P122"><text:span text:style-name="T47"><text:s text:c="6"/>BY REFERENCE <text:s text:c="2"/>OUT_CTL_COUNT</text:span></text:p>
      <text:p text:style-name="P122"><text:span text:style-name="T47"><text:s text:c="6"/>BY VALUE <text:s text:c="10"/>NO_TIMEOUT</text:span></text:p>
      <text:p text:style-name="P122"><text:span text:style-name="T47"><text:s text:c="37"/>ORIGINAL_REQ</text:span></text:p>
      <text:p text:style-name="P122"><text:span text:style-name="T47"><text:s text:c="36"/>NO_OPTIONS</text:span></text:p>
      <text:p text:style-name="P122"><text:span text:style-name="T47"><text:s text:c="6"/>BY DESCRIPTOR <text:s/>EZITRAK011_REC</text:span></text:p>
      <text:p text:style-name="P122"><text:span text:style-name="T47"><text:s text:c="6"/>BY VALUE <text:s text:c="11"/>NO_SHAD</text:span></text:p>
      <text:p text:style-name="P122"><text:span text:style-name="T47"><text:s text:c="6"/>BY DESCRIPTOR <text:s/>EZITRAK011_REC</text:span></text:p>
      <text:p text:style-name="P122"><text:span text:style-name="T47"><text:s text:c="6"/>BY VALUE <text:s text:c="11"/>NO_SHAD</text:span></text:p>
      <text:p text:style-name="P122"><text:span text:style-name="T47"><text:s text:c="4"/>GIVING <text:s text:c="17"/>FORMS-STATUS.</text:span></text:p>
      <text:p text:style-name="P122"><text:span text:style-name="T47"/></text:p>
      <text:p text:style-name="P122"><text:span text:style-name="T47"><text:s text:c="4"/>IF FORMS-STATUS IS FAILURE </text:span></text:p>
      <text:p text:style-name="P122"><text:span text:style-name="T47"><text:s text:c="8"/>PERFORM 8300-FORMS-ERROR</text:span></text:p>
      <text:p text:style-name="P122"><text:span text:style-name="T47"><text:s text:c="8"/>GO TO <text:s text:c="2"/>9900-EXIT</text:span></text:p>
      <text:p text:style-name="P122"><text:span text:style-name="T47"><text:s text:c="4"/>END-IF.</text:span></text:p>
      <text:p text:style-name="P122"><text:span text:style-name="T47"/></text:p>
      <text:p text:style-name="P113"><text:span text:style-name="T34">A</text:span>nd in the form:</text:p>
      <text:p text:style-name="P122"><text:span text:style-name="T47">Transceive Response EZITRAK011_REC EZITRAK011_REC</text:span></text:p>
      <text:p text:style-name="P122"><text:span text:style-name="T47"><text:s text:c="12"/>Activate</text:span></text:p>
      <text:p text:style-name="P122"><text:span text:style-name="T47"><text:s text:c="16"/>Panel EZITRAK01_HEADER</text:span></text:p>
      <text:p text:style-name="P122"><text:span text:style-name="T47"><text:s text:c="12"/>Message</text:span></text:p>
      <text:p text:style-name="P122"><text:span text:style-name="T47"><text:s text:c="16"/>ERROR_MESSAGE</text:span></text:p>
      <text:p text:style-name="P122"><text:span text:style-name="T47"><text:s/>End Response</text:span></text:p>
      <text:p text:style-name="P9">Application control</text:p>
      <text:p text:style-name="P2"/>
      <text:p text:style-name="P2">There are basically two ways to control processing in an application using DECFORMS:</text:p>
      <text:p text:style-name="P2"/>
      <text:p text:style-name="P2">1. The main program maintains control, accesses the database, does calculations, and only invokes DECFORMS via a forms$ request when necessary to display and accept data.</text:p>
      <text:p text:style-name="P2"/>
      <text:p text:style-name="P2">2. The DECFORMS maintains control, is only invoked once using the forms$enable request, and accesses the database and does calculations by calling sub programs in procedural escapes.</text:p>
      <text:p text:style-name="P2"/>
      <text:p text:style-name="P48">Note that the activation list is emptied after each request, so if using the first option, the main program needs to keep track of which keys were pressed and which fields were active.</text:p>
      <text:p text:style-name="P48"/>
      <text:p text:style-name="P102">In the second option, DECFORMS maintains the activation list until the forms$disable request.</text:p>
      <text:p text:style-name="P102"/>
      <text:p text:style-name="P94">Building the application</text:p>
      <text:p text:style-name="P103"/>
      <text:p text:style-name="P103">First construct the IFDL file using a suitable text editor such as LSE</text:p>
      <text:p text:style-name="P103"/>
      <text:p text:style-name="P103">$EDIT/LSE myform.ifdl</text:p>
      <text:p text:style-name="P103"/>
      <text:p text:style-name="P103">Then compile the form to creat a .form file</text:p>
      <text:p text:style-name="P103"/>
      <text:p text:style-name="P103">$FORMS/TRANSLATE/LIS myform.ifdl</text:p>
      <text:p text:style-name="P103"/>
      <text:p text:style-name="P104">Create the object file for the linker:</text:p>
      <text:p text:style-name="P104"/>
      <text:p text:style-name="P104">$FORMS EXTRACT OBJECT myform.form</text:p>
      <text:p text:style-name="P104"/>
      <text:p text:style-name="P105">Compile the main program and all sub programs used in procedural escapes</text:p>
      <text:p text:style-name="P105"/>
      <text:p text:style-name="P105">$COB/LIS mymain.cob</text:p>
      <text:p text:style-name="P105"/>
      <text:p text:style-name="P105">$COB/LIS pgm001_calc_tots.cob</text:p>
      <text:p text:style-name="P105"/>
      <text:p text:style-name="P106">Creeate the image file</text:p>
      <text:p text:style-name="P106"/>
      <text:p text:style-name="P106">$LINK mymain, myform, pgm001_calc_tots</text:p>
      <text:p text:style-name="P106"/>
      <text:p text:style-name="P107">Set some logicals:</text:p>
      <text:p text:style-name="P107"/>
      <text:p text:style-name="P107">$DEFINE forms$trace T</text:p>
      <text:p text:style-name="P117">$DEFINE forms$trace_file “mymain.trace”</text:p>
      <text:p text:style-name="P107">$DEFINE forms$default_device sys$input</text:p>
      <text:p text:style-name="P107"/>
      <text:p text:style-name="P107">Run the app:</text:p>
      <text:p text:style-name="P107"/>
      <text:p text:style-name="P107">$Run mymain.exe</text:p>
      <text:p text:style-name="P107"/>
      <text:p text:style-name="P108">Any errors can be found in the trace file <text:span text:style-name="T55">called mymain.trace</text:span>.</text:p>
      <text:p text:style-name="P108"/>
      <text:p text:style-name="P108"><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89e8b" officeooo:paragraph-rsid="00289e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0</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5-04T08:36:07.316000000</dc:date>
    <meta:editing-duration>PT3H38M23S</meta:editing-duration>
    <meta:editing-cycles>103</meta:editing-cycles>
    <meta:generator>LibreOffice/7.3.2.2$Windows_X86_64 LibreOffice_project/49f2b1bff42cfccbd8f788c8dc32c1c309559be0</meta:generator>
    <meta:document-statistic meta:table-count="1" meta:image-count="0" meta:object-count="0" meta:page-count="10" meta:paragraph-count="248" meta:word-count="1551" meta:character-count="11004" meta:non-whitespace-character-count="8589"/>
  </office:meta>
</office:document-meta>
</file>